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viation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b-dev</text:p>
          </table:table-cell>
          <table:table-cell/>
          <table:table-cell table:style-name="ce2" office:value-type="string" calcext:value-type="string">
            <text:p>AVG dev</text:p>
          </table:table-cell>
          <table:table-cell table:style-name="ce2" office:value-type="string" calcext:value-type="string">
            <text:p>AVG dev (S small)</text:p>
          </table:table-cell>
          <table:table-cell table:style-name="ce2" office:value-type="string" calcext:value-type="string">
            <text:p>AVG dev (S bi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1798576" calcext:value-type="float">
            <text:p>0.041798576</text:p>
          </table:table-cell>
          <table:table-cell office:value-type="float" office:value="0.039624485" calcext:value-type="float">
            <text:p>0.039624485</text:p>
          </table:table-cell>
          <table:table-cell office:value-type="float" office:value="0.015802753" calcext:value-type="float">
            <text:p>0.015802753</text:p>
          </table:table-cell>
          <table:table-cell office:value-type="float" office:value="0.016913783" calcext:value-type="float">
            <text:p>0.016913783</text:p>
          </table:table-cell>
          <table:table-cell table:formula="of:=ABS([.B2]-[.C2])/[.C2]" office:value-type="float" office:value="0.0548673629449065" calcext:value-type="float">
            <text:p>0.054867362944907</text:p>
          </table:table-cell>
          <table:table-cell/>
          <table:table-cell table:formula="of:=AVERAGE([.F2:.F11])" office:value-type="float" office:value="0.244955699233746" calcext:value-type="float">
            <text:p>0.244955699233746</text:p>
          </table:table-cell>
          <table:table-cell table:formula="of:=AVERAGE([.F2:.F6])" office:value-type="float" office:value="0.0377162617764959" calcext:value-type="float">
            <text:p>0.037716261776496</text:p>
          </table:table-cell>
          <table:table-cell table:formula="of:=AVERAGE([.F7:.F11])" office:value-type="float" office:value="0.452195136690997" calcext:value-type="float">
            <text:p>0.452195136690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0513236" calcext:value-type="float">
            <text:p>0.040513236</text:p>
          </table:table-cell>
          <table:table-cell office:value-type="float" office:value="0.03736721" calcext:value-type="float">
            <text:p>0.03736721</text:p>
          </table:table-cell>
          <table:table-cell office:value-type="float" office:value="0.033969807" calcext:value-type="float">
            <text:p>0.033969807</text:p>
          </table:table-cell>
          <table:table-cell office:value-type="float" office:value="0.034863612" calcext:value-type="float">
            <text:p>0.034863612</text:p>
          </table:table-cell>
          <table:table-cell table:formula="of:=ABS([.B3]-[.C3])/[.C3]" office:value-type="float" office:value="0.0841921567063745" calcext:value-type="float">
            <text:p>0.0841921567063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6680293" calcext:value-type="float">
            <text:p>0.036680293</text:p>
          </table:table-cell>
          <table:table-cell office:value-type="float" office:value="0.035931856" calcext:value-type="float">
            <text:p>0.035931856</text:p>
          </table:table-cell>
          <table:table-cell office:value-type="float" office:value="0.027860283" calcext:value-type="float">
            <text:p>0.027860283</text:p>
          </table:table-cell>
          <table:table-cell office:value-type="float" office:value="0.019185297" calcext:value-type="float">
            <text:p>0.019185297</text:p>
          </table:table-cell>
          <table:table-cell table:formula="of:=ABS([.B4]-[.C4])/[.C4]" office:value-type="float" office:value="0.0208293443010569" calcext:value-type="float">
            <text:p>0.02082934430105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8538358" calcext:value-type="float">
            <text:p>0.028538358</text:p>
          </table:table-cell>
          <table:table-cell office:value-type="float" office:value="0.028526197" calcext:value-type="float">
            <text:p>0.028526197</text:p>
          </table:table-cell>
          <table:table-cell office:value-type="float" office:value="0.017811839" calcext:value-type="float">
            <text:p>0.017811839</text:p>
          </table:table-cell>
          <table:table-cell office:value-type="float" office:value="0.017687138" calcext:value-type="float">
            <text:p>0.017687138</text:p>
          </table:table-cell>
          <table:table-cell table:formula="of:=ABS([.B5]-[.C5])/[.C5]" office:value-type="float" office:value="0.000426309893323674" calcext:value-type="float">
            <text:p>0.00042630989332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30112" calcext:value-type="float">
            <text:p>0.02030112</text:p>
          </table:table-cell>
          <table:table-cell office:value-type="float" office:value="0.01974306" calcext:value-type="float">
            <text:p>0.01974306</text:p>
          </table:table-cell>
          <table:table-cell office:value-type="float" office:value="0.015910543" calcext:value-type="float">
            <text:p>0.015910543</text:p>
          </table:table-cell>
          <table:table-cell office:value-type="float" office:value="0.014236308" calcext:value-type="float">
            <text:p>0.014236308</text:p>
          </table:table-cell>
          <table:table-cell table:formula="of:=ABS([.B6]-[.C6])/[.C6]" office:value-type="float" office:value="0.028266135036818" calcext:value-type="float">
            <text:p>0.02826613503681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539071" calcext:value-type="float">
            <text:p>0.001539071</text:p>
          </table:table-cell>
          <table:table-cell office:value-type="float" office:value="0.001843071" calcext:value-type="float">
            <text:p>0.001843071</text:p>
          </table:table-cell>
          <table:table-cell office:value-type="float" office:value="0.002523053" calcext:value-type="float">
            <text:p>0.002523053</text:p>
          </table:table-cell>
          <table:table-cell office:value-type="float" office:value="0.002681272" calcext:value-type="float">
            <text:p>0.002681272</text:p>
          </table:table-cell>
          <table:table-cell table:formula="of:=ABS([.B7]-[.C7])/[.C7]" office:value-type="float" office:value="0.164942099354827" calcext:value-type="float">
            <text:p>0.16494209935482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981444" calcext:value-type="float">
            <text:p>0.000981444</text:p>
          </table:table-cell>
          <table:table-cell office:value-type="float" office:value="0.001307763" calcext:value-type="float">
            <text:p>0.001307763</text:p>
          </table:table-cell>
          <table:table-cell office:value-type="float" office:value="0.0022572" calcext:value-type="float">
            <text:p>0.0022572</text:p>
          </table:table-cell>
          <table:table-cell office:value-type="float" office:value="0.002574446" calcext:value-type="float">
            <text:p>0.002574446</text:p>
          </table:table-cell>
          <table:table-cell table:formula="of:=ABS([.B8]-[.C8])/[.C8]" office:value-type="float" office:value="0.249524569818843" calcext:value-type="float">
            <text:p>0.24952456981884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613751" calcext:value-type="float">
            <text:p>0.000613751</text:p>
          </table:table-cell>
          <table:table-cell office:value-type="float" office:value="0.000929579" calcext:value-type="float">
            <text:p>0.000929579</text:p>
          </table:table-cell>
          <table:table-cell office:value-type="float" office:value="0.000793887" calcext:value-type="float">
            <text:p>0.000793887</text:p>
          </table:table-cell>
          <table:table-cell office:value-type="float" office:value="0.001335829" calcext:value-type="float">
            <text:p>0.001335829</text:p>
          </table:table-cell>
          <table:table-cell table:formula="of:=ABS([.B9]-[.C9])/[.C9]" office:value-type="float" office:value="0.339753802527811" calcext:value-type="float">
            <text:p>0.3397538025278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90385" calcext:value-type="float">
            <text:p>0.000190385</text:p>
          </table:table-cell>
          <table:table-cell office:value-type="float" office:value="0.00052025" calcext:value-type="float">
            <text:p>0.00052025</text:p>
          </table:table-cell>
          <table:table-cell office:value-type="float" office:value="0.000516926" calcext:value-type="float">
            <text:p>0.000516926</text:p>
          </table:table-cell>
          <table:table-cell office:value-type="float" office:value="0.00049049" calcext:value-type="float">
            <text:p>0.00049049</text:p>
          </table:table-cell>
          <table:table-cell table:formula="of:=ABS([.B10]-[.C10])/[.C10]" office:value-type="float" office:value="0.634050937049495" calcext:value-type="float">
            <text:p>0.63405093704949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48608" calcext:value-type="float">
            <text:p>4.8608E-05</text:p>
          </table:table-cell>
          <table:table-cell office:value-type="float" office:value="0.000381851" calcext:value-type="float">
            <text:p>0.000381851</text:p>
          </table:table-cell>
          <table:table-cell office:value-type="float" office:value="0.00059497" calcext:value-type="float">
            <text:p>0.00059497</text:p>
          </table:table-cell>
          <table:table-cell office:value-type="float" office:value="0.0005979" calcext:value-type="float">
            <text:p>0.0005979</text:p>
          </table:table-cell>
          <table:table-cell table:formula="of:=ABS([.B11]-[.C11])/[.C11]" office:value-type="float" office:value="0.872704274704008" calcext:value-type="float">
            <text:p>0.87270427470400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Clear Sans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5:10:15.005503986</dc:date>
    <meta:editing-duration>PT1H38M25S</meta:editing-duration>
    <meta:editing-cycles>1</meta:editing-cycles>
    <meta:document-statistic meta:table-count="1" meta:cell-count="72" meta:object-count="0"/>
    <meta:generator>LibreOffice/6.1.3.2$Linux_X86_64 LibreOffice_project/10$Build-2</meta:generator>
  </office:meta>
</office:document-meta>
</file>